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B000001FB0650CCE5D736F8C2.png" manifest:media-type="image/png"/>
  <manifest:file-entry manifest:full-path="Pictures/100083A6000053DA000034604762FFB8E396F36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loext:opacity="100%" fo:font-size="10pt"/>
    </style:style>
    <style:style style:name="P3" style:family="paragraph">
      <loext:graphic-properties draw:fill="none" draw:fill-color="#ffffff"/>
      <style:paragraph-properties fo:text-align="center"/>
      <style:text-properties fo:color="#333333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465cm" svg:height="13.407cm" svg:x="0cm" svg:y="0cm">
          <draw:image xlink:href="Pictures/100083A6000053DA000034604762FFB8E396F36A.svg" xlink:type="simple" xlink:show="embed" xlink:actuate="onLoad" draw:mime-type="image/svg+xml">
            <text:p/>
          </draw:image>
          <draw:image xlink:href="Pictures/100000010000032B000001FB0650CCE5D736F8C2.png" xlink:type="simple" xlink:show="embed" xlink:actuate="onLoad" draw:mime-type="image/png"/>
        </draw:frame>
        <draw:frame draw:style-name="gr2" draw:text-style-name="P3" draw:layer="layout" svg:width="1.5cm" svg:height="0.645cm" svg:x="2.459cm" svg:y="11.064cm">
          <draw:text-box>
            <text:p text:style-name="P2">Exp.1 </text:p>
          </draw:text-box>
        </draw:frame>
        <draw:frame draw:style-name="gr2" draw:text-style-name="P3" draw:layer="layout" svg:width="1.5cm" svg:height="0.645cm" svg:x="2.709cm" svg:y="8.959cm">
          <draw:text-box>
            <text:p text:style-name="P2">Exp.2 </text:p>
          </draw:text-box>
        </draw:frame>
        <draw:frame draw:style-name="gr2" draw:text-style-name="P3" draw:layer="layout" svg:width="1.5cm" svg:height="0.645cm" svg:x="2.459cm" svg:y="11.065cm">
          <draw:text-box>
            <text:p text:style-name="P2">Exp.1 </text:p>
          </draw:text-box>
        </draw:frame>
        <draw:frame draw:style-name="gr2" draw:text-style-name="P3" draw:layer="layout" svg:width="1.5cm" svg:height="0.645cm" svg:x="5.459cm" svg:y="8.814cm">
          <draw:text-box>
            <text:p text:style-name="P2">Exp.3 </text:p>
          </draw:text-box>
        </draw:frame>
        <draw:frame draw:style-name="gr2" draw:text-style-name="P3" draw:layer="layout" svg:width="1.5cm" svg:height="0.645cm" svg:x="2.459cm" svg:y="11.065cm">
          <draw:text-box>
            <text:p text:style-name="P2">Exp.1 </text:p>
          </draw:text-box>
        </draw:frame>
        <draw:frame draw:style-name="gr2" draw:text-style-name="P3" draw:layer="layout" svg:width="1.5cm" svg:height="0.645cm" svg:x="5.209cm" svg:y="7.814cm">
          <draw:text-box>
            <text:p text:style-name="P2">Exp.4 </text:p>
          </draw:text-box>
        </draw:frame>
        <draw:frame draw:style-name="gr2" draw:text-style-name="P3" draw:layer="layout" svg:width="1.5cm" svg:height="0.645cm" svg:x="2.459cm" svg:y="11.065cm">
          <draw:text-box>
            <text:p text:style-name="P2">Exp.1 </text:p>
          </draw:text-box>
        </draw:frame>
        <draw:frame draw:style-name="gr2" draw:text-style-name="P3" draw:layer="layout" svg:width="1.5cm" svg:height="0.645cm" svg:x="6.459cm" svg:y="7.209cm">
          <draw:text-box>
            <text:p text:style-name="P2">Exp.5 </text:p>
          </draw:text-box>
        </draw:frame>
        <draw:frame draw:style-name="gr2" draw:text-style-name="P3" draw:layer="layout" svg:width="1.5cm" svg:height="0.645cm" svg:x="11.209cm" svg:y="4.314cm">
          <draw:text-box>
            <text:p text:style-name="P2">Exp.6 </text:p>
          </draw:text-box>
        </draw:frame>
        <draw:frame draw:style-name="gr2" draw:text-style-name="P3" draw:layer="layout" svg:width="1.5cm" svg:height="0.645cm" svg:x="17.959cm" svg:y="2.064cm">
          <draw:text-box>
            <text:p text:style-name="P2">Exp.7 </text:p>
          </draw:text-box>
        </draw:frame>
        <draw:frame draw:style-name="gr2" draw:text-style-name="P3" draw:layer="layout" svg:width="1.5cm" svg:height="0.645cm" svg:x="18.709cm" svg:y="0.459cm">
          <draw:text-box>
            <text:p text:style-name="P2">Exp.8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09cm" fo:margin-bottom="0.709cm" fo:margin-left="0.709cm" fo:margin-right="0.709cm" fo:page-width="21.466cm" fo:page-height="13.4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6-07T14:27:14.070186183</dc:date>
    <meta:editing-duration>PT1M40S</meta:editing-duration>
    <meta:editing-cycles>1</meta:editing-cycles>
    <meta:document-statistic meta:object-count="12"/>
    <meta:generator>LibreOffice/7.3.7.2$Linux_X86_64 LibreOffice_project/30$Build-2</meta:generator>
  </office:meta>
</office:document-meta>
</file>